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C000000D22C61FEC9AE3D62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cm" fo:min-width="0.59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cm" fo:min-width="0.845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12cm" svg:height="1.777cm" svg:x="8.238cm" svg:y="13.081cm">
          <draw:image xlink:href="Pictures/100000000000025C000000D22C61FEC9AE3D62D7.png" xlink:type="simple" xlink:show="embed" xlink:actuate="onLoad" loext:mime-type="image/png">
            <text:p/>
          </draw:image>
        </draw:frame>
        <draw:custom-shape draw:style-name="gr2" draw:text-style-name="P2" draw:layer="layout" svg:width="1.144cm" svg:height="0.299cm" svg:x="9.881cm" svg:y="13.0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7cm" svg:height="0.254cm" svg:x="8.366cm" svg:y="13.3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8-09T17:50:54.096963852</dc:date>
    <meta:editing-duration>PT1M40S</meta:editing-duration>
    <meta:editing-cycles>1</meta:editing-cycles>
    <meta:document-statistic meta:object-count="3"/>
    <meta:generator>LibreOffice/6.1.5.2$Linux_X86_64 LibreOffice_project/10$Build-2</meta:generator>
  </office:meta>
</office:document-meta>
</file>